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Open Sans" svg:font-family="'Open Sans', sans-serif"/>
    <style:font-face style:name="Monospace" svg:font-family="Monospace"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fo:font-size="26pt" fo:font-weight="bold" officeooo:rsid="000f8bf6" officeooo:paragraph-rsid="000f8bf6" style:font-size-asian="26pt" style:font-weight-asian="bold" style:font-size-complex="26pt" style:font-weight-complex="bold"/>
    </style:style>
    <style:style style:name="P2" style:family="paragraph" style:parent-style-name="Standard">
      <style:text-properties style:font-name="Ubuntu" fo:font-size="12pt" officeooo:rsid="00120f77" officeooo:paragraph-rsid="000f8bf6" style:font-size-asian="10.5pt" style:font-size-complex="12pt"/>
    </style:style>
    <style:style style:name="P3" style:family="paragraph" style:parent-style-name="Standard">
      <style:paragraph-properties fo:text-align="justify" style:justify-single-word="false"/>
      <style:text-properties fo:font-variant="normal" fo:text-transform="none" fo:color="#333333" style:font-name="Helvetica" fo:font-size="12pt" fo:letter-spacing="normal" fo:font-style="normal" fo:font-weight="normal" officeooo:rsid="000f8bf6" officeooo:paragraph-rsid="000f8bf6" style:font-size-asian="10.5pt" style:font-size-complex="12pt"/>
    </style:style>
    <style:style style:name="P4" style:family="paragraph" style:parent-style-name="Standard">
      <style:paragraph-properties fo:text-align="justify" style:justify-single-word="false"/>
      <style:text-properties fo:font-variant="normal" fo:text-transform="none" fo:color="#333333" style:font-name="Helvetica" fo:font-size="12pt" fo:letter-spacing="normal" fo:font-style="normal" fo:font-weight="normal" officeooo:paragraph-rsid="0010dd98"/>
    </style:style>
    <style:style style:name="P5" style:family="paragraph" style:parent-style-name="Standard">
      <style:text-properties fo:font-variant="normal" fo:text-transform="none" fo:color="#333333" style:font-name="Helvetica" fo:font-size="12pt" fo:letter-spacing="normal" fo:font-style="normal" fo:font-weight="normal" officeooo:rsid="0011ac64" officeooo:paragraph-rsid="001ae908"/>
    </style:style>
    <style:style style:name="P6" style:family="paragraph" style:parent-style-name="Standard">
      <style:text-properties fo:font-variant="normal" fo:text-transform="none" fo:color="#333333" style:font-name="Helvetica" fo:font-size="12pt" fo:letter-spacing="normal" fo:font-style="normal" fo:font-weight="normal" officeooo:rsid="0011ac64" officeooo:paragraph-rsid="001ae908" style:font-weight-asian="normal" style:font-weight-complex="normal"/>
    </style:style>
    <style:style style:name="P7" style:family="paragraph" style:parent-style-name="Standard">
      <style:text-properties style:font-name="Times New Roman1" fo:font-weight="bold" officeooo:rsid="0010dd98" officeooo:paragraph-rsid="0010dd98" style:font-weight-asian="bold" style:font-weight-complex="bold"/>
    </style:style>
    <style:style style:name="P8" style:family="paragraph" style:parent-style-name="Standard">
      <style:text-properties officeooo:rsid="0010dd98"/>
    </style:style>
    <style:style style:name="P9" style:family="paragraph" style:parent-style-name="Standard">
      <style:text-properties officeooo:rsid="0012ce1a" officeooo:paragraph-rsid="0012ce1a"/>
    </style:style>
    <style:style style:name="P10" style:family="paragraph" style:parent-style-name="Standard">
      <style:text-properties officeooo:rsid="0012ce1a" officeooo:paragraph-rsid="001f5ab5"/>
    </style:style>
    <style:style style:name="P11" style:family="paragraph" style:parent-style-name="Standard">
      <style:text-properties fo:font-weight="normal" officeooo:paragraph-rsid="001ae908" style:font-weight-asian="normal" style:font-weight-complex="normal"/>
    </style:style>
    <style:style style:name="P12" style:family="paragraph" style:parent-style-name="Standard">
      <style:text-properties fo:font-weight="normal" officeooo:rsid="001b4340" officeooo:paragraph-rsid="001b4340" style:font-weight-asian="normal" style:font-weight-complex="normal"/>
    </style:style>
    <style:style style:name="P13" style:family="paragraph" style:parent-style-name="Standard">
      <style:text-properties fo:font-weight="bold" officeooo:rsid="001ae908" officeooo:paragraph-rsid="001ae908" style:font-weight-asian="bold" style:font-weight-complex="bold"/>
    </style:style>
    <style:style style:name="P14" style:family="paragraph" style:parent-style-name="Standard">
      <style:text-properties fo:font-weight="bold" officeooo:rsid="00216caa" officeooo:paragraph-rsid="00216caa" style:font-weight-asian="bold" style:font-weight-complex="bold"/>
    </style:style>
    <style:style style:name="P15" style:family="paragraph" style:parent-style-name="Standard">
      <style:text-properties officeooo:rsid="00216caa" officeooo:paragraph-rsid="00216caa"/>
    </style:style>
    <style:style style:name="P16" style:family="paragraph" style:parent-style-name="Standard">
      <style:paragraph-properties fo:margin-left="0cm" fo:margin-right="0cm" fo:text-align="start" style:justify-single-word="false" fo:text-indent="0cm" style:auto-text-indent="false"/>
    </style:style>
    <style:style style:name="P17"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8" style:family="paragraph" style:parent-style-name="Frame_20_contents">
      <style:paragraph-properties fo:margin-left="0cm" fo:margin-right="0cm" fo:text-align="start" style:justify-single-word="false" fo:text-indent="0cm" style:auto-text-indent="false"/>
      <style:text-properties fo:color="#3f5fbf" style:font-name="Monospace" fo:font-size="10pt" officeooo:rsid="0012ce1a" officeooo:paragraph-rsid="0012ce1a" style:font-size-asian="10pt"/>
    </style:style>
    <style:style style:name="P19" style:family="paragraph" style:parent-style-name="Standard" style:list-style-name="L1"/>
    <style:style style:name="P20" style:family="paragraph" style:parent-style-name="Standard" style:list-style-name="L1">
      <style:paragraph-properties fo:text-align="justify" style:justify-single-word="false"/>
      <style:text-properties fo:font-variant="normal" fo:text-transform="none" fo:color="#333333" style:font-name="Helvetica" fo:font-size="12pt" fo:letter-spacing="normal" fo:font-style="normal" fo:font-weight="normal" officeooo:rsid="000f8bf6" officeooo:paragraph-rsid="0010dd98" style:font-size-asian="10.5pt" style:font-size-complex="12pt"/>
    </style:style>
    <style:style style:name="P21" style:family="paragraph" style:parent-style-name="Standard">
      <style:text-properties fo:font-variant="normal" fo:text-transform="none" fo:color="#333333" style:font-name="Helvetica" fo:font-size="12pt" fo:letter-spacing="normal" fo:font-style="normal" fo:font-weight="normal" officeooo:rsid="0011ac64" officeooo:paragraph-rsid="001ae908" style:font-weight-asian="normal" style:font-weight-complex="normal"/>
    </style:style>
    <style:style style:name="P22" style:family="paragraph" style:parent-style-name="Standard" style:list-style-name="L2">
      <style:text-properties style:font-name="Times New Roman1" fo:font-weight="bold" officeooo:rsid="0011287b" officeooo:paragraph-rsid="001ae908" style:font-weight-asian="bold" style:font-weight-complex="bold"/>
    </style:style>
    <style:style style:name="P23" style:family="paragraph" style:parent-style-name="Standard" style:list-style-name="L2">
      <style:text-properties fo:font-weight="bold" officeooo:rsid="001ae908" officeooo:paragraph-rsid="001ae908" style:font-weight-asian="bold" style:font-weight-complex="bold"/>
    </style:style>
    <style:style style:name="P24" style:family="paragraph" style:parent-style-name="Standard" style:list-style-name="L2">
      <style:text-properties fo:font-weight="bold" officeooo:rsid="001f5ab5" officeooo:paragraph-rsid="001f5ab5" style:font-weight-asian="bold" style:font-weight-complex="bold"/>
    </style:style>
    <style:style style:name="P25" style:family="paragraph" style:parent-style-name="Standard" style:list-style-name="L2">
      <style:text-properties fo:font-weight="bold" officeooo:rsid="00216caa" officeooo:paragraph-rsid="00216caa" style:font-weight-asian="bold" style:font-weight-complex="bold"/>
    </style:style>
    <style:style style:name="P26" style:family="paragraph" style:parent-style-name="Standard" style:list-style-name="L2">
      <style:text-properties fo:font-weight="bold" officeooo:rsid="0024a86e" officeooo:paragraph-rsid="0024a86e" style:font-weight-asian="bold" style:font-weight-complex="bold"/>
    </style:style>
    <style:style style:name="P27" style:family="paragraph" style:parent-style-name="Standard" style:list-style-name="L3">
      <style:text-properties officeooo:paragraph-rsid="001f5ab5"/>
    </style:style>
    <style:style style:name="P28" style:family="paragraph" style:parent-style-name="Standard" style:list-style-name="L3">
      <style:text-properties officeooo:rsid="001ae908" officeooo:paragraph-rsid="001f5ab5"/>
    </style:style>
    <style:style style:name="P29" style:family="paragraph" style:parent-style-name="Standard" style:list-style-name="L3">
      <style:text-properties officeooo:rsid="0011ac64" officeooo:paragraph-rsid="001f5ab5"/>
    </style:style>
    <style:style style:name="P30" style:family="paragraph" style:parent-style-name="Standard" style:list-style-name="L4">
      <style:paragraph-properties fo:text-align="start" style:justify-single-word="false"/>
      <style:text-properties officeooo:rsid="0011ac64" officeooo:paragraph-rsid="002125f5"/>
    </style:style>
    <style:style style:name="P31" style:family="paragraph" style:parent-style-name="Standard" style:list-style-name="L4">
      <style:text-properties officeooo:rsid="0011ac64" officeooo:paragraph-rsid="002125f5"/>
    </style:style>
    <style:style style:name="P32" style:family="paragraph" style:parent-style-name="Standard" style:list-style-name="L3">
      <style:text-properties officeooo:rsid="0012ce1a" officeooo:paragraph-rsid="001f5ab5"/>
    </style:style>
    <style:style style:name="P33" style:family="paragraph" style:parent-style-name="Standard" style:list-style-name="L4">
      <style:text-properties officeooo:rsid="0012ce1a" officeooo:paragraph-rsid="002125f5"/>
    </style:style>
    <style:style style:name="P34" style:family="paragraph" style:parent-style-name="Standard" style:list-style-name="L3">
      <style:text-properties officeooo:rsid="001e1e9d" officeooo:paragraph-rsid="001f5ab5"/>
    </style:style>
    <style:style style:name="P35" style:family="paragraph" style:parent-style-name="Standard" style:list-style-name="L4">
      <style:text-properties officeooo:paragraph-rsid="002125f5"/>
    </style:style>
    <style:style style:name="P36" style:family="paragraph" style:parent-style-name="Standard" style:list-style-name="L4">
      <style:text-properties fo:font-weight="normal" officeooo:rsid="001409aa" officeooo:paragraph-rsid="002125f5" style:font-weight-asian="normal" style:font-weight-complex="normal"/>
    </style:style>
    <style:style style:name="P37" style:family="paragraph" style:parent-style-name="Standard" style:list-style-name="L5">
      <style:text-properties officeooo:paragraph-rsid="0022d82d"/>
    </style:style>
    <style:style style:name="P38" style:family="paragraph" style:parent-style-name="Standard">
      <style:paragraph-properties fo:margin-left="0cm" fo:margin-right="0cm" fo:text-align="start" style:justify-single-word="false" fo:text-indent="0cm" style:auto-text-indent="false"/>
      <style:text-properties fo:color="#008080" style:font-name="Monospace" fo:font-size="10pt" officeooo:paragraph-rsid="002c07ab" style:font-size-asian="10pt"/>
    </style:style>
    <style:style style:name="P39" style:family="paragraph" style:parent-style-name="Standard">
      <style:paragraph-properties fo:margin-left="0cm" fo:margin-right="0cm" fo:text-align="start" style:justify-single-word="false" fo:text-indent="0cm" style:auto-text-indent="false"/>
    </style:style>
    <style:style style:name="P40" style:family="paragraph" style:parent-style-name="Standard">
      <style:paragraph-properties fo:margin-left="0cm" fo:margin-right="0cm" fo:text-align="start" style:justify-single-word="false" fo:text-indent="0cm" style:auto-text-indent="false"/>
      <style:text-properties officeooo:paragraph-rsid="002c07ab"/>
    </style:style>
    <style:style style:name="P41" style:family="paragraph" style:parent-style-name="Standard">
      <style:paragraph-properties fo:margin-left="0cm" fo:margin-right="0cm" fo:text-align="start" style:justify-single-word="false" fo:text-indent="0cm" style:auto-text-indent="false"/>
      <style:text-properties officeooo:paragraph-rsid="0031f4fc"/>
    </style:style>
    <style:style style:name="P42"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43" style:family="paragraph" style:parent-style-name="Standard">
      <style:paragraph-properties fo:margin-left="0cm" fo:margin-right="0cm" fo:text-indent="-0.635cm" style:auto-text-indent="false"/>
      <style:text-properties officeooo:rsid="0031f4fc" officeooo:paragraph-rsid="0031f4fc"/>
    </style:style>
    <style:style style:name="P44" style:family="paragraph" style:parent-style-name="Standard" style:list-style-name="L2">
      <style:paragraph-properties fo:margin-left="1.27cm" fo:margin-right="0cm" fo:text-indent="-0.635cm" style:auto-text-indent="false"/>
      <style:text-properties officeooo:rsid="0031f4fc" officeooo:paragraph-rsid="0031f4fc"/>
    </style:style>
    <style:style style:name="P45" style:family="paragraph" style:parent-style-name="Standard">
      <style:paragraph-properties fo:margin-left="1.27cm" fo:margin-right="0cm" fo:text-indent="-0.635cm" style:auto-text-indent="false"/>
      <style:text-properties officeooo:rsid="0031f4fc" officeooo:paragraph-rsid="0031f4fc"/>
    </style:style>
    <style:style style:name="P46" style:family="paragraph" style:parent-style-name="Text_20_body" style:list-style-name="L5"/>
    <style:style style:name="P47" style:family="paragraph" style:parent-style-name="Text_20_body" style:list-style-name="L5">
      <style:text-properties officeooo:rsid="00216caa" officeooo:paragraph-rsid="00216caa"/>
    </style:style>
    <style:style style:name="T1" style:family="text">
      <style:text-properties fo:font-weight="bold" style:font-weight-asian="bold" style:font-weight-complex="bold"/>
    </style:style>
    <style:style style:name="T2" style:family="text">
      <style:text-properties fo:font-weight="bold" officeooo:rsid="0011ac64" style:font-weight-asian="bold" style:font-weight-complex="bold"/>
    </style:style>
    <style:style style:name="T3" style:family="text">
      <style:text-properties fo:font-weight="bold" officeooo:rsid="000f8bf6" style:font-size-asian="10.5pt" style:font-weight-asian="bold" style:font-size-complex="12pt" style:font-weight-complex="bold"/>
    </style:style>
    <style:style style:name="T4" style:family="text">
      <style:text-properties fo:color="#008080" style:font-name="Monospace" fo:font-size="10pt" style:font-size-asian="10pt"/>
    </style:style>
    <style:style style:name="T5" style:family="text">
      <style:text-properties fo:color="#008080" style:font-name="Monospace" fo:font-size="10pt" style:font-size-asian="10pt"/>
    </style:style>
    <style:style style:name="T6" style:family="text">
      <style:text-properties fo:color="#3f7f7f" style:font-name="Monospace" fo:font-size="10pt" style:font-size-asian="10pt"/>
    </style:style>
    <style:style style:name="T7" style:family="text">
      <style:text-properties fo:color="#3f7f7f" style:font-name="Monospace"/>
    </style:style>
    <style:style style:name="T8" style:family="text">
      <style:text-properties fo:color="#3f7f7f" style:font-name="Monospace" fo:font-size="10pt" style:font-size-asian="10pt"/>
    </style:style>
    <style:style style:name="T9" style:family="text">
      <style:text-properties fo:color="#3c3c3c" style:font-name="Monospace" fo:font-size="10pt" style:font-size-asian="10pt"/>
    </style:style>
    <style:style style:name="T10" style:family="text">
      <style:text-properties fo:color="#3c3c3c" style:font-name="Monospace" fo:font-size="10pt" style:font-size-asian="10pt"/>
    </style:style>
    <style:style style:name="T11" style:family="text">
      <style:text-properties fo:color="#3c3c3c" style:font-name="Monospace" fo:font-size="10pt" style:text-underline-style="solid" style:text-underline-width="auto" style:text-underline-color="font-color" style:font-size-asian="10pt"/>
    </style:style>
    <style:style style:name="T12" style:family="text">
      <style:text-properties officeooo:rsid="000f8bf6" style:font-size-asian="10.5pt" style:font-size-complex="12pt"/>
    </style:style>
    <style:style style:name="T13" style:family="text">
      <style:text-properties fo:font-weight="normal" officeooo:rsid="0011ac64" style:font-weight-asian="normal" style:font-weight-complex="normal"/>
    </style:style>
    <style:style style:name="T14" style:family="text">
      <style:text-properties fo:font-weight="normal" officeooo:rsid="0022d82d" style:font-weight-asian="normal" style:font-weight-complex="normal"/>
    </style:style>
    <style:style style:name="T15" style:family="text">
      <style:text-properties style:font-name="Times New Roman2"/>
    </style:style>
    <style:style style:name="T16" style:family="text">
      <style:text-properties officeooo:rsid="0011ac64"/>
    </style:style>
    <style:style style:name="T17" style:family="text">
      <style:text-properties style:font-name="Monospace" fo:font-size="10pt" style:font-size-asian="10pt"/>
    </style:style>
    <style:style style:name="T18" style:family="text">
      <style:text-properties style:font-name="Monospace" fo:font-size="10pt" officeooo:rsid="0018653a" style:font-size-asian="10pt"/>
    </style:style>
    <style:style style:name="T19" style:family="text">
      <style:text-properties fo:color="#7f007f" style:font-name="Monospace" fo:font-size="10pt" style:font-size-asian="10pt"/>
    </style:style>
    <style:style style:name="T20" style:family="text">
      <style:text-properties fo:color="#7f007f" style:font-name="Monospace" fo:font-size="10pt" style:font-size-asian="10pt"/>
    </style:style>
    <style:style style:name="T21" style:family="text">
      <style:text-properties fo:color="#2a00ff" style:font-name="Monospace" fo:font-size="10pt" fo:font-style="italic" style:font-size-asian="10pt" style:font-style-asian="italic"/>
    </style:style>
    <style:style style:name="T22" style:family="text">
      <style:text-properties fo:color="#2a00ff" style:font-name="Monospace" fo:font-size="10pt" fo:font-style="italic" style:font-size-asian="10pt" style:font-style-asian="italic"/>
    </style:style>
    <style:style style:name="T23" style:family="text">
      <style:text-properties fo:color="#3f5fbf" style:font-name="Monospace" fo:font-size="10pt" style:font-size-asian="10pt"/>
    </style:style>
    <style:style style:name="T24" style:family="text">
      <style:text-properties fo:color="#3f5fbf" style:font-name="Monospace" fo:font-size="10pt" officeooo:rsid="0012ce1a" style:font-size-asian="10pt"/>
    </style:style>
    <style:style style:name="T25" style:family="text">
      <style:text-properties officeooo:rsid="001409aa"/>
    </style:style>
    <style:style style:name="T26" style:family="text">
      <style:text-properties fo:color="#bf5f3f" style:font-name="Monospace" fo:font-size="10pt" style:font-size-asian="10pt"/>
    </style:style>
    <style:style style:name="T27" style:family="text">
      <style:text-properties officeooo:rsid="0022d82d"/>
    </style:style>
    <style:style style:name="T28" style:family="text">
      <style:text-properties fo:color="#000000" style:font-name="Monospace" fo:font-size="10pt" style:font-size-asian="10pt"/>
    </style:style>
    <style:style style:name="T29" style:family="text">
      <style:text-properties style:font-name="Monospace"/>
    </style:style>
    <style:style style:name="T30" style:family="text">
      <style:text-properties style:font-name="Monospace" fo:font-size="10pt" style:font-size-asian="10pt"/>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run-through="foreground" style:wrap="none" style:vertical-pos="from-top" style:vertical-rel="paragraph" style:horizontal-pos="left" style:horizontal-rel="paragraph"/>
    </style:style>
    <style:style style:name="fr3" style:family="graphic" style:parent-style-name="Frame">
      <style:graphic-properties style:run-through="foreground" style:wrap="none" style:vertical-pos="from-top" style:vertical-rel="paragraph" style:horizontal-pos="from-left" style:horizontal-rel="paragraph" fo:background-color="transparent" style:background-transparency="100%" draw:fill="solid" fo:padding="0.15cm" fo:border="0.06pt solid #000000" style:shadow="none" draw:shadow-opacity="100%">
        <style:background-image/>
        <style:columns fo:column-count="1" fo:column-gap="0cm"/>
      </style:graphic-properties>
    </style:style>
    <style:style style:name="fr4" style:family="graphic" style:parent-style-name="Frame">
      <style:graphic-properties style:run-through="foreground" style:wrap="none" style:vertical-pos="from-top" style:vertical-rel="paragraph" style:horizontal-pos="left" style:horizontal-rel="paragraph" fo:padding="0.15cm" fo:border="0.06pt solid #000000"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nationalization – Support for multiple locales</text:p>
      <text:p text:style-name="P2"/>
      <text:p text:style-name="P2"/>
      <text:p text:style-name="P3">A webpage may be viewed by users from all over the globe. For such pages, customization of content as per viewer's locale helps in acheiving better User Experience or UX.</text:p>
      <text:p text:style-name="P3"/>
      <text:p text:style-name="P3">This document describes how to include multiple locales for a webpage using SPRING MVC's LocaleResolver.</text:p>
      <text:p text:style-name="P3"/>
      <text:p text:style-name="P3"/>
      <text:p text:style-name="P4"><text:span text:style-name="T3">LocaleResolver</text:span><text:span text:style-name="T12"> </text:span></text:p>
      <text:list xml:id="list123682149049795861" text:style-name="L1">
        <text:list-item>
          <text:p text:style-name="P20">Interface for web-based locale resolution strategies that allows for both locale resolution via the request and locale modificartion via request and response.</text:p>
        </text:list-item>
        <text:list-item>
          <text:p text:style-name="P19"><text:span text:style-name="T15">This interface allows for implementations based on request, session, cookies, etc. The default implementation is </text:span><text:span text:style-name="Source_20_Text"><text:span text:style-name="T15">AcceptHeaderLocaleResolver</text:span></text:span><text:span text:style-name="T15">, simply using the request's locale provided by the respective HTTP header.</text:span></text:p>
        </text:list-item>
      </text:list>
      <text:p text:style-name="P8"/>
      <text:p text:style-name="P8"/>
      <text:p text:style-name="P7">Configuration:</text:p>
      <text:p text:style-name="P7"/>
      <text:list xml:id="list6274166590861042767" text:style-name="L2">
        <text:list-item>
          <text:p text:style-name="P22">Directory structure</text:p>
        </text:list-item>
      </text:list>
      <text:p text:style-name="P11"/>
      <text:p text:style-name="P12"><text:tab/>Spark</text:p>
      <text:p text:style-name="P6"><text:tab/>|-- pom.xml </text:p>
      <text:p text:style-name="P5"><text:tab/>`-- src </text:p>
      <text:p text:style-name="P5"><text:tab/> <text:s text:c="3"/>`-- main </text:p>
      <text:p text:style-name="P5"><text:tab/> <text:s text:c="7"/>|-- java </text:p>
      <text:p text:style-name="P5"><text:tab/> <text:s text:c="7"/>| <text:s text:c="2"/>`-- com </text:p>
      <text:p text:style-name="P5"><text:tab/> <text:s text:c="7"/>| <text:s text:c="6"/>`-- qburst </text:p>
      <text:p text:style-name="P5"><text:tab/> <text:s text:c="7"/>| <text:s text:c="10"/>`-- spark </text:p>
      <text:p text:style-name="P5"><text:tab/> <text:s text:c="7"/>| <text:s text:c="14"/>`-- controller </text:p>
      <text:p text:style-name="P5"><text:tab/> <text:s text:c="7"/>| <text:s text:c="18"/>`-- HomeController.java </text:p>
      <text:p text:style-name="P5"><text:tab/> <text:s text:c="7"/>|-- resources </text:p>
      <text:p text:style-name="P5"><text:tab/> <text:s text:c="7"/>`-- webapp </text:p>
      <text:p text:style-name="P5"><text:tab/> <text:s text:c="11"/>`-- WEB-INF </text:p>
      <text:p text:style-name="P5"><text:tab/> <text:s text:c="15"/>|-- classes </text:p>
      <text:p text:style-name="P5"><text:tab/> <text:s text:c="15"/>| <text:s text:c="2"/>|-- locales </text:p>
      <text:p text:style-name="P5"><text:tab/> <text:s text:c="15"/>| <text:s text:c="2"/>| <text:s text:c="2"/>|-- locale_ar.properties </text:p>
      <text:p text:style-name="P5"><text:tab/> <text:s text:c="15"/>| <text:s text:c="2"/>| <text:s text:c="2"/>|-- locale_de.properties </text:p>
      <text:p text:style-name="P5"><text:tab/> <text:s text:c="15"/>| <text:s text:c="2"/>| <text:s text:c="2"/>|-- locale_en.properties </text:p>
      <text:p text:style-name="P5"><text:tab/> <text:s text:c="15"/>| <text:s text:c="2"/>| <text:s text:c="2"/>|-- locale_es.properties </text:p>
      <text:p text:style-name="P5"><text:tab/> <text:s text:c="15"/>| <text:s text:c="2"/>| <text:s text:c="2"/>|-- locale_fr.properties </text:p>
      <text:p text:style-name="P5"><text:tab/> <text:s text:c="15"/>| <text:s text:c="2"/>| <text:s text:c="2"/>|-- locale_it.properties </text:p>
      <text:p text:style-name="P5"><text:tab/> <text:s text:c="15"/>| <text:s text:c="2"/>| <text:s text:c="2"/>|-- locale_ja.properties </text:p>
      <text:p text:style-name="P5"><text:s text:c="11"/><text:tab/> <text:s text:c="4"/>| <text:s text:c="2"/>| <text:s text:c="2"/>|-- locale_ko.properties </text:p>
      <text:p text:style-name="P5"><text:soft-page-break/><text:tab/> <text:s text:c="15"/>| <text:s text:c="2"/>| <text:s text:c="2"/>|-- locale_sv.properties </text:p>
      <text:p text:style-name="P5"><text:tab/> <text:s text:c="15"/>| <text:s text:c="2"/>| <text:s text:c="2"/>`-- locale_zh_CN.properties </text:p>
      <text:p text:style-name="P5"><text:tab/> <text:s text:c="15"/>|-- frontController-servlet.xml </text:p>
      <text:p text:style-name="P5"><text:tab/> <text:s text:c="15"/>|-- locale.xml </text:p>
      <text:p text:style-name="P5"><text:tab/> <text:s text:c="15"/>|-- views </text:p>
      <text:p text:style-name="P5"><text:tab/> <text:s text:c="15"/>| <text:s text:c="2"/>`-- login.jsp </text:p>
      <text:p text:style-name="P6"><text:tab/> <text:s text:c="15"/>`-- web.xml </text:p>
      <text:p text:style-name="P6"/>
      <text:list xml:id="list122610767926960" text:continue-numbering="true" text:style-name="L2">
        <text:list-item>
          <text:p text:style-name="P23">Properties file</text:p>
        </text:list-item>
      </text:list>
      <text:p text:style-name="P13"/>
      <text:list xml:id="list1548481692163124715" text:style-name="L3">
        <text:list-item>
          <text:p text:style-name="P28">Create properties file for each of the different locales which are to be declared for the webpage.</text:p>
          <text:p text:style-name="P27"/>
        </text:list-item>
        <text:list-item>
          <text:p text:style-name="P29">Example:-</text:p>
          <text:list>
            <text:list-item>
              <text:p text:style-name="P32">locale_ar.properties - Arabic</text:p>
            </text:list-item>
            <text:list-item>
              <text:p text:style-name="P32">locale_en.properties - English</text:p>
            </text:list-item>
            <text:list-item>
              <text:p text:style-name="P32">locale_fr.properties - French</text:p>
            </text:list-item>
            <text:list-item>
              <text:p text:style-name="P32">locale_ja.properties - Japanese</text:p>
            </text:list-item>
            <text:list-item>
              <text:p text:style-name="P32">locale_sv.properties - Swedish</text:p>
            </text:list-item>
            <text:list-item>
              <text:p text:style-name="P32">locale_de.properties - German</text:p>
            </text:list-item>
            <text:list-item>
              <text:p text:style-name="P32">locale_es.properties - Spanish</text:p>
            </text:list-item>
            <text:list-item>
              <text:p text:style-name="P32">locale_it.properties - Italian</text:p>
            </text:list-item>
            <text:list-item>
              <text:p text:style-name="P32">locale_ko.properties - Korean</text:p>
            </text:list-item>
            <text:list-item>
              <text:p text:style-name="P32">locale_zh_CN.properties - Chinese(Traditional)</text:p>
              <text:p text:style-name="P32"/>
            </text:list-item>
          </text:list>
        </text:list-item>
        <text:list-item>
          <text:p text:style-name="P32">To create properties file for locales with non-English characters <text:a xlink:type="simple" xlink:href="http://www.mkyong.com/java/java-convert-chinese-character-to-unicode-with-native2ascii/">native ASCII tool </text:a>can be used.</text:p>
        </text:list-item>
      </text:list>
      <text:p text:style-name="P10"/>
      <text:p text:style-name="P10"/>
      <text:list xml:id="list122610195401637" text:continue-numbering="true" text:style-name="L3">
        <text:list-item>
          <text:p text:style-name="P28">Sample <text:span text:style-name="T27">content for</text:span> properties file</text:p>
          <text:p text:style-name="P28"/>
          <text:list>
            <text:list-item>
              <text:list>
                <text:list-item>
                  <text:list>
                    <text:list-item>
                      <text:p text:style-name="P34">English</text:p>
                      <text:list>
                        <text:list-item>
                          <text:p text:style-name="P34">welcome.label=Welcome </text:p>
                        </text:list-item>
                        <text:list-item>
                          <text:p text:style-name="P34">userName.label=Username </text:p>
                        </text:list-item>
                        <text:list-item>
                          <text:p text:style-name="P34">password.label=password </text:p>
                        </text:list-item>
                        <text:list-item>
                          <text:p text:style-name="P34">failure.label=Failure </text:p>
                        </text:list-item>
                        <text:list-item>
                          <text:p text:style-name="P34">login.label=Login </text:p>
                        </text:list-item>
                        <text:list-item>
                          <text:p text:style-name="P34">sucess.label=Success </text:p>
                        </text:list-item>
                        <text:list-item>
                          <text:p text:style-name="P34">submit.label=Submit<text:tab/></text:p>
                        </text:list-item>
                      </text:list>
                      <text:p text:style-name="P27"/>
                    </text:list-item>
                    <text:list-item>
                      <text:p text:style-name="P34">Spanish<text:tab/></text:p>
                      <text:list>
                        <text:list-item>
                          <text:p text:style-name="P34">welcome.label=Bienvenida </text:p>
                        </text:list-item>
                        <text:list-item>
                          <text:p text:style-name="P34">userName.label=Nombre de usuario </text:p>
                        </text:list-item>
                        <text:list-item>
                          <text:p text:style-name="P34">password.label=contraseña </text:p>
                        </text:list-item>
                        <text:list-item>
                          <text:p text:style-name="P34">failure.label=Fracaso </text:p>
                        </text:list-item>
                        <text:list-item>
                          <text:p text:style-name="P34">login.label=Iniciar Sesión </text:p>
                        </text:list-item>
                        <text:list-item>
                          <text:p text:style-name="P34">sucess.label=Éxito </text:p>
                        </text:list-item>
                        <text:list-item>
                          <text:p text:style-name="P34">submit.label=Presentar</text:p>
                        </text:list-item>
                      </text:list>
                    </text:list-item>
                  </text:list>
                </text:list-item>
              </text:list>
            </text:list-item>
          </text:list>
        </text:list-item>
      </text:list>
      <text:p text:style-name="P13"/>
      <text:p text:style-name="P13"><text:soft-page-break/></text:p>
      <text:list xml:id="list122610747149290" text:continue-list="list122610767926960" text:style-name="L2">
        <text:list-item>
          <text:p text:style-name="P24">Locale.xml configuration (Spring MVC configuration)</text:p>
          <text:p text:style-name="P24"/>
        </text:list-item>
      </text:list>
      <text:list xml:id="list2071063853962045337" text:style-name="L4">
        <text:list-item>
          <text:p text:style-name="P35"><text:span text:style-name="T16">Create </text:span><text:span text:style-name="T2">locale.xml</text:span><text:span text:style-name="T16"> within </text:span><text:span text:style-name="T2">/WEB-INF/folder</text:span><text:span text:style-name="T13">.</text:span></text:p>
        </text:list-item>
        <text:list-item>
          <text:p text:style-name="P36">Locale.xml serves as a configuration file for Spring MVC.</text:p>
        </text:list-item>
        <text:list-item>
          <text:p text:style-name="P30"><text:span text:style-name="T25">Register two</text:span> beans for <text:span text:style-name="T1">SessionLocaleResolver</text:span> and <text:span text:style-name="T1">ResourceBundleMessageSource</text:span> in <text:s/>locale.xml.</text:p>
        </text:list-item>
        <text:list-item>
          <text:p text:style-name="P31">SessionLocaleResolver specifies default locale for session.</text:p>
        </text:list-item>
        <text:list-item>
          <text:p text:style-name="P31">ResourceBundleMessageSource specifies the location of properties.</text:p>
          <text:p text:style-name="P33"/>
        </text:list-item>
        <text:list-item>
          <text:p text:style-name="P33">Example:-</text:p>
        </text:list-item>
      </text:list>
      <text:list xml:id="list122611066841157" text:continue-list="list122610747149290" text:style-name="L2">
        <text:list-header>
          <text:p text:style-name="P25"><draw:frame draw:style-name="fr1" draw:name="Frame1" text:anchor-type="paragraph" svg:x="0.43cm" svg:y="0.236cm" svg:width="17.491cm" draw:z-index="0"><draw:text-box fo:min-height="8.188cm"><text:p text:style-name="P18"/><text:p text:style-name="P18"/><text:p text:style-name="P18"/><text:p text:style-name="P18">&lt;!-- Specify the default locale--&gt;</text:p><text:p text:style-name="P9"><text:span text:style-name="T9"><text:tab/></text:span><text:span text:style-name="T4">&lt;</text:span><text:span text:style-name="T6">bean</text:span><text:span text:style-name="T17"> </text:span><text:span text:style-name="T19">id</text:span><text:span text:style-name="T9">=</text:span><text:span text:style-name="T21">"localeResolver"</text:span></text:p><text:p text:style-name="P16"><text:span text:style-name="T19"><text:tab/>class</text:span><text:span text:style-name="T9">=</text:span><text:span text:style-name="T21">"org.springframework.web.servlet.i18n.SessionLocaleResolver"</text:span><text:span text:style-name="T4">&gt;</text:span></text:p><text:p text:style-name="P16"><text:span text:style-name="T9"><text:tab/><text:tab/></text:span><text:span text:style-name="T4">&lt;</text:span><text:span text:style-name="T6">property</text:span><text:span text:style-name="T17"> </text:span><text:span text:style-name="T19">name</text:span><text:span text:style-name="T9">=</text:span><text:span text:style-name="T21">"defaultLocale"</text:span><text:span text:style-name="T17"> </text:span><text:span text:style-name="T19">value</text:span><text:span text:style-name="T9">=</text:span><text:span text:style-name="T21">"en"</text:span><text:span text:style-name="T17"> </text:span><text:span text:style-name="T4">/&gt;</text:span></text:p><text:p text:style-name="P16"><text:span text:style-name="T9"><text:tab/></text:span><text:span text:style-name="T4">&lt;/</text:span><text:span text:style-name="T6">bean</text:span><text:span text:style-name="T4">&gt;</text:span></text:p><text:p text:style-name="P17"/><text:p text:style-name="P17"/><text:p text:style-name="P16"><text:span text:style-name="T23">&lt;!-- Register the properties </text:span><text:span text:style-name="T24">folder</text:span><text:span text:style-name="T23"> --&gt;</text:span></text:p><text:p text:style-name="P16"><text:span text:style-name="T9"><text:tab/></text:span><text:span text:style-name="T4">&lt;</text:span><text:span text:style-name="T6">bean</text:span><text:span text:style-name="T17"> </text:span><text:span text:style-name="T19">id</text:span><text:span text:style-name="T9">=</text:span><text:span text:style-name="T21">"messageSource"</text:span></text:p><text:p text:style-name="P16"><text:span text:style-name="T18"><text:tab/>cla</text:span><text:span text:style-name="T19">ss</text:span><text:span text:style-name="T9">=</text:span><text:span text:style-name="T21">"org.springframework.context.support.ResourceBundleMessageSource"</text:span><text:span text:style-name="T4">&gt;</text:span></text:p><text:p text:style-name="P16"><text:span text:style-name="T9"><text:tab/><text:tab/></text:span><text:span text:style-name="T4">&lt;</text:span><text:span text:style-name="T6">property</text:span><text:span text:style-name="T17"> </text:span><text:span text:style-name="T19">name</text:span><text:span text:style-name="T9">=</text:span><text:span text:style-name="T21">"basename"</text:span><text:span text:style-name="T4">&gt;</text:span></text:p><text:p text:style-name="P16"><text:span text:style-name="T9"><text:tab/><text:tab/><text:tab/></text:span><text:span text:style-name="T4">&lt;</text:span><text:span text:style-name="T6">value</text:span><text:span text:style-name="T4">&gt;</text:span><text:span text:style-name="T9">locales/locale</text:span><text:span text:style-name="T4">&lt;/</text:span><text:span text:style-name="T6">value</text:span><text:span text:style-name="T4">&gt;</text:span></text:p><text:p text:style-name="P16"><text:span text:style-name="T9"><text:tab/><text:tab/></text:span><text:span text:style-name="T4">&lt;/</text:span><text:span text:style-name="T6">property</text:span><text:span text:style-name="T4">&gt;</text:span></text:p><text:p text:style-name="P16"><text:span text:style-name="T9"><text:tab/></text:span><text:span text:style-name="T4">&lt;/</text:span><text:span text:style-name="T6">bean</text:span><text:span text:style-name="T4">&gt;</text:span></text:p><text:p text:style-name="P9"/></draw:text-box></draw:frame></text:p>
        </text:list-header>
        <text:list-item>
          <text:p text:style-name="P25">Webpage configuration</text:p>
        </text:list-item>
      </text:list>
      <text:p text:style-name="P14"><text:tab/><text:tab/></text:p>
      <text:list xml:id="list4173713820620641442" text:style-name="L5">
        <text:list-item>
          <text:p text:style-name="P46">The contents of the webpage have to be made genereic so that the content of the page is filled based on the locale of the viewer (or more aptly the one set by the browser.</text:p>
        </text:list-item>
        <text:list-item>
          <text:p text:style-name="P47">To achieve Internationalization of messages the following taglibrary must be present in the JSP page header:</text:p>
        </text:list-item>
        <text:list-item>
          <text:p text:style-name="P37"><draw:frame draw:style-name="fr2" draw:name="Frame2" text:anchor-type="paragraph" svg:y="0.004cm" svg:width="17cm" style:rel-width="100%" draw:z-index="1"><draw:text-box fo:min-height="1.166cm"><text:p text:style-name="P15"><text:span text:style-name="T26">&lt;%@</text:span><text:span text:style-name="T17"> </text:span><text:span text:style-name="T6">taglib</text:span><text:span text:style-name="T17"> </text:span><text:span text:style-name="T19">prefix</text:span><text:span text:style-name="T9">=</text:span><text:span text:style-name="T21">"spring"</text:span><text:span text:style-name="T17"> </text:span><text:span text:style-name="T19">uri</text:span><text:span text:style-name="T9">=</text:span><text:span text:style-name="T21">"http://www.springframework.org/tags"</text:span><text:span text:style-name="T17"> </text:span><text:span text:style-name="T26">%&gt;</text:span></text:p></draw:text-box></draw:frame><draw:frame draw:style-name="fr3" draw:name="Frame3" text:anchor-type="paragraph" svg:x="0.175cm" svg:y="2.399cm" svg:width="17.15cm" draw:z-index="2"><draw:text-box fo:min-height="4.526cm"><text:p text:style-name="P16"><text:span text:style-name="T4">&lt;</text:span><text:span text:style-name="T6">body</text:span><text:span text:style-name="T4">&gt;</text:span></text:p><text:p text:style-name="P16"><text:span text:style-name="T4">&lt;</text:span><text:span text:style-name="T6">h3</text:span><text:span text:style-name="T4">&gt;&lt;</text:span><text:span text:style-name="T6">spring:message</text:span><text:span text:style-name="T17"> </text:span><text:span text:style-name="T19">code</text:span><text:span text:style-name="T9">=</text:span><text:span text:style-name="T21">"</text:span><text:span text:style-name="T28">${message}</text:span><text:span text:style-name="T21">.label"</text:span><text:span text:style-name="T17"> <text:s/></text:span><text:span text:style-name="T4">/&gt;</text:span><text:span text:style-name="T9"> </text:span><text:span text:style-name="T4">&lt;</text:span><text:span text:style-name="T6">spring:message</text:span><text:span text:style-name="T17"> </text:span><text:span text:style-name="T19">code</text:span><text:span text:style-name="T9">=</text:span><text:span text:style-name="T21">"login.label"</text:span><text:span text:style-name="T17"> <text:s/></text:span><text:span text:style-name="T4">/&gt;&lt;/</text:span><text:span text:style-name="T6">h3</text:span><text:span text:style-name="T4">&gt;</text:span></text:p><text:p text:style-name="P16"><text:span text:style-name="T4">&lt;</text:span><text:span text:style-name="T6">div</text:span><text:span text:style-name="T4">&gt;</text:span></text:p><text:p text:style-name="P16"><text:span text:style-name="T4">&lt;</text:span><text:span text:style-name="T6">form</text:span><text:span text:style-name="T17"> </text:span><text:span text:style-name="T19">action</text:span><text:span text:style-name="T9">=</text:span><text:span text:style-name="T21">"adduser"</text:span><text:span text:style-name="T4">&gt;</text:span></text:p><text:p text:style-name="P40"><text:span text:style-name="T4">&lt;</text:span><text:span text:style-name="T6">input</text:span><text:span text:style-name="T17"> </text:span><text:span text:style-name="T19">type</text:span><text:span text:style-name="T9">=</text:span><text:span text:style-name="T21">"text"</text:span><text:span text:style-name="T17"> </text:span><text:span text:style-name="T19">name</text:span><text:span text:style-name="T9">=</text:span><text:span text:style-name="T21">"username"</text:span><text:span text:style-name="T17"> <text:s/></text:span><text:span text:style-name="T19">placeholder</text:span><text:span text:style-name="T9">=</text:span><text:span text:style-name="T21">"</text:span><text:span text:style-name="T4">&lt;</text:span><text:span text:style-name="T6">spring:message</text:span><text:span text:style-name="T17"> </text:span><text:span text:style-name="T19">code</text:span><text:span text:style-name="T9">=</text:span><text:span text:style-name="T21">"userName.label"</text:span><text:span text:style-name="T17"> <text:s/></text:span><text:span text:style-name="T4">/&gt;</text:span><text:span text:style-name="T21">"</text:span><text:span text:style-name="T4">&gt;</text:span></text:p><text:p text:style-name="P40"><text:span text:style-name="T4">&lt;</text:span><text:span text:style-name="T6">input</text:span><text:span text:style-name="T17"> </text:span><text:span text:style-name="T19">type</text:span><text:span text:style-name="T9">=</text:span><text:span text:style-name="T21">"password"</text:span><text:span text:style-name="T17"> </text:span><text:span text:style-name="T19">name</text:span><text:span text:style-name="T9">=</text:span><text:span text:style-name="T21">"password"</text:span><text:span text:style-name="T17"> </text:span><text:span text:style-name="T19">placeholder</text:span><text:span text:style-name="T9">=</text:span><text:span text:style-name="T21">"</text:span><text:span text:style-name="T4">&lt;</text:span><text:span text:style-name="T6">spring:message</text:span><text:span text:style-name="T17"> </text:span><text:span text:style-name="T19">code</text:span><text:span text:style-name="T9">=</text:span><text:span text:style-name="T21">"password.label"</text:span><text:span text:style-name="T17"> <text:s/></text:span><text:span text:style-name="T4">/&gt;</text:span><text:span text:style-name="T21">"</text:span><text:span text:style-name="T4">&gt;</text:span></text:p><text:p text:style-name="P40"><text:span text:style-name="T4">&lt;</text:span><text:span text:style-name="T6">input</text:span><text:span text:style-name="T17"> </text:span><text:span text:style-name="T19">type</text:span><text:span text:style-name="T9">=</text:span><text:span text:style-name="T21">"submit"</text:span><text:span text:style-name="T17"> </text:span><text:span text:style-name="T19">value</text:span><text:span text:style-name="T9">=</text:span><text:span text:style-name="T21">"</text:span><text:span text:style-name="T4">&lt;</text:span><text:span text:style-name="T6">spring:message</text:span><text:span text:style-name="T17"> </text:span><text:span text:style-name="T19">code</text:span><text:span text:style-name="T9">=</text:span><text:span text:style-name="T21">"submit.label"</text:span><text:span text:style-name="T17"> <text:s/></text:span><text:span text:style-name="T4">/&gt;</text:span><text:span text:style-name="T21">"</text:span><text:span text:style-name="T4">&gt;</text:span></text:p><text:p text:style-name="P38"><text:span text:style-name="T29">&lt;/</text:span><text:span text:style-name="T7">form</text:span><text:span text:style-name="T29">&gt;</text:span></text:p></draw:text-box></draw:frame><text:span text:style-name="T14">Sample content for webpage body</text:span></text:p>
        </text:list-item>
      </text:list>
      <text:list xml:id="list122610793192056" text:continue-list="list122611066841157" text:style-name="L2">
        <text:list-header>
          <text:p text:style-name="P26"><draw:frame draw:style-name="fr4" draw:name="Frame4" text:anchor-type="paragraph" svg:y="0.201cm" svg:width="16.768cm" draw:z-index="3"><draw:text-box fo:min-height="7.077cm"><text:p text:style-name="P16"><text:span text:style-name="T4"/></text:p><text:p text:style-name="P16"><text:span text:style-name="T4">&lt;</text:span><text:span text:style-name="T6">a</text:span><text:span text:style-name="T17"> </text:span><text:span text:style-name="T19">href</text:span><text:span text:style-name="T9">=</text:span><text:span text:style-name="T21">"?language=ar"</text:span><text:span text:style-name="T4">&gt;</text:span><text:span text:style-name="T9">Arabic</text:span><text:span text:style-name="T4">&lt;/</text:span><text:span text:style-name="T6">a</text:span><text:span text:style-name="T4">&gt;</text:span></text:p><text:p text:style-name="P16"><text:span text:style-name="T4">&lt;</text:span><text:span text:style-name="T6">a</text:span><text:span text:style-name="T17"> </text:span><text:span text:style-name="T19">href</text:span><text:span text:style-name="T9">=</text:span><text:span text:style-name="T21">"?language=en"</text:span><text:span text:style-name="T4">&gt;</text:span><text:span text:style-name="T9">English</text:span><text:span text:style-name="T4">&lt;/</text:span><text:span text:style-name="T6">a</text:span><text:span text:style-name="T4">&gt;</text:span></text:p><text:p text:style-name="P16"><text:span text:style-name="T4">&lt;</text:span><text:span text:style-name="T6">a</text:span><text:span text:style-name="T17"> </text:span><text:span text:style-name="T19">href</text:span><text:span text:style-name="T9">=</text:span><text:span text:style-name="T21">"?language=zh_CN"</text:span><text:span text:style-name="T4">&gt;</text:span><text:span text:style-name="T9">Chinese</text:span><text:span text:style-name="T4">&lt;/</text:span><text:span text:style-name="T6">a</text:span><text:span text:style-name="T4">&gt;</text:span></text:p><text:p text:style-name="P16"><text:span text:style-name="T4">&lt;</text:span><text:span text:style-name="T6">a</text:span><text:span text:style-name="T17"> </text:span><text:span text:style-name="T19">href</text:span><text:span text:style-name="T9">=</text:span><text:span text:style-name="T21">"?language=fr"</text:span><text:span text:style-name="T4">&gt;</text:span><text:span text:style-name="T9">French</text:span><text:span text:style-name="T4">&lt;/</text:span><text:span text:style-name="T6">a</text:span><text:span text:style-name="T4">&gt;</text:span></text:p><text:p text:style-name="P16"><text:span text:style-name="T4">&lt;</text:span><text:span text:style-name="T6">a</text:span><text:span text:style-name="T17"> </text:span><text:span text:style-name="T19">href</text:span><text:span text:style-name="T9">=</text:span><text:span text:style-name="T21">"?language=de"</text:span><text:span text:style-name="T4">&gt;</text:span><text:span text:style-name="T9">German</text:span><text:span text:style-name="T4">&lt;/</text:span><text:span text:style-name="T6">a</text:span><text:span text:style-name="T4">&gt;</text:span></text:p><text:p text:style-name="P16"><text:span text:style-name="T4">&lt;</text:span><text:span text:style-name="T6">a</text:span><text:span text:style-name="T17"> </text:span><text:span text:style-name="T19">href</text:span><text:span text:style-name="T9">=</text:span><text:span text:style-name="T21">"?language=it"</text:span><text:span text:style-name="T4">&gt;</text:span><text:span text:style-name="T9">Italian</text:span><text:span text:style-name="T4">&lt;/</text:span><text:span text:style-name="T6">a</text:span><text:span text:style-name="T4">&gt;</text:span></text:p><text:p text:style-name="P16"><text:span text:style-name="T4">&lt;</text:span><text:span text:style-name="T6">a</text:span><text:span text:style-name="T17"> </text:span><text:span text:style-name="T19">href</text:span><text:span text:style-name="T9">=</text:span><text:span text:style-name="T21">"?language=ja"</text:span><text:span text:style-name="T4">&gt;</text:span><text:span text:style-name="T9">Japanese</text:span><text:span text:style-name="T4">&lt;/</text:span><text:span text:style-name="T6">a</text:span><text:span text:style-name="T4">&gt;</text:span></text:p><text:p text:style-name="P16"><text:span text:style-name="T4">&lt;</text:span><text:span text:style-name="T6">a</text:span><text:span text:style-name="T17"> </text:span><text:span text:style-name="T19">href</text:span><text:span text:style-name="T9">=</text:span><text:span text:style-name="T21">"?language=es"</text:span><text:span text:style-name="T4">&gt;</text:span><text:span text:style-name="T9">Spanish</text:span><text:span text:style-name="T4">&lt;/</text:span><text:span text:style-name="T6">a</text:span><text:span text:style-name="T4">&gt;</text:span></text:p><text:p text:style-name="P16"><text:span text:style-name="T4">&lt;</text:span><text:span text:style-name="T6">a</text:span><text:span text:style-name="T17"> </text:span><text:span text:style-name="T19">href</text:span><text:span text:style-name="T9">=</text:span><text:span text:style-name="T21">"?language=sv"</text:span><text:span text:style-name="T4">&gt;</text:span><text:span text:style-name="T11">Swedish</text:span><text:span text:style-name="T4">&lt;/</text:span><text:span text:style-name="T6">a</text:span><text:span text:style-name="T4">&gt;</text:span></text:p><text:p text:style-name="P41"><text:span text:style-name="T4">&lt;</text:span><text:span text:style-name="T6">a</text:span><text:span text:style-name="T17"> </text:span><text:span text:style-name="T19">href</text:span><text:span text:style-name="T9">=</text:span><text:span text:style-name="T21">"?language=zh_CN"</text:span><text:span text:style-name="T4">&gt;&lt;/</text:span><text:span text:style-name="T6">a</text:span><text:span text:style-name="T4">&gt;</text:span></text:p><text:p text:style-name="P16"><text:span text:style-name="T4">&lt;/</text:span><text:span text:style-name="T6">div</text:span><text:span text:style-name="T4">&gt;</text:span></text:p><text:p text:style-name="P16"><text:span text:style-name="T4">&lt;</text:span><text:span text:style-name="T6">a</text:span><text:span text:style-name="T17"> </text:span><text:span text:style-name="T19">href</text:span><text:span text:style-name="T9">=</text:span><text:span text:style-name="T21">"home"</text:span><text:span text:style-name="T4">&gt;</text:span><text:span text:style-name="T9">Home</text:span><text:span text:style-name="T4">&lt;/</text:span><text:span text:style-name="T6">a</text:span><text:span text:style-name="T4">&gt;</text:span></text:p><text:p text:style-name="P17"/><text:p text:style-name="P16"><text:span text:style-name="T4">&lt;/</text:span><text:span text:style-name="T6">body</text:span><text:span text:style-name="T4">&gt;</text:span></text:p><text:p text:style-name="Frame_20_contents"/></draw:text-box></draw:frame><text:soft-page-break/></text:p>
        </text:list-header>
        <text:list-item>
          <text:p text:style-name="P44">As per above configuration whenever a link for locale is clicked on the webpage, <text:s/>Spring MVC intercepts url to be redirected and sets the browser session locale to the selected one, thus allowing the user to view the page as per his/her current locale.</text:p>
        </text:list-item>
      </text:list>
      <text:p text:style-name="P45"/>
      <text:p text:style-name="P45"/>
      <text:p text:style-name="P43"/>
      <text:p text:style-name="P43"/>
      <text:p text:style-name="P43"/>
      <text:p text:style-name="P43"/>
      <text:p text:style-name="P43"/>
      <text:p text:style-name="P43"/>
      <text:p text:style-name="P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style:font-face style:name="Open Sans" svg:font-family="'Open Sans', sans-serif"/>
    <style:font-face style:name="Monospace" svg:font-family="Monospace"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7-06T12:26:09.956853648</dc:date>
    <meta:generator>LibreOffice/4.2.8.2$Linux_X86_64 LibreOffice_project/420m0$Build-2</meta:generator>
    <meta:editing-duration>PT1H57M38S</meta:editing-duration>
    <meta:editing-cycles>31</meta:editing-cycles>
    <meta:document-statistic meta:table-count="0" meta:image-count="0" meta:object-count="0" meta:page-count="4" meta:paragraph-count="122" meta:word-count="558" meta:character-count="5018" meta:non-whitespace-character-count="4083"/>
  </office:meta>
</office:document-meta>
</file>